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90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91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9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93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94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195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96" svg:stroke-width="0.019cm" svg:stroke-color="#ff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97" svg:stroke-width="0.019cm" svg:stroke-color="#ff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99" svg:stroke-width="0.019cm" svg:stroke-color="#ff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00" svg:stroke-width="0.019cm" svg:stroke-color="#ff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9.183cm" svg:y="15.88cm">
            <draw:text-box>
              <text:p text:style-name="P1"><text:span text:style-name="T1">A</text:span></text:p>
            </draw:text-box>
          </draw:frame>
          <draw:line draw:style-name="gr2" draw:text-style-name="P3" draw:layer="layout" svg:x1="9.358cm" svg:y1="15.805cm" svg:x2="11.579cm" svg:y2="14.601cm">
            <text:p/>
          </draw:line>
          <draw:frame draw:style-name="gr3" draw:text-style-name="P2" draw:layer="layout" svg:width="0.204cm" svg:height="0.38cm" svg:x="10.146cm" svg:y="13.617cm">
            <draw:text-box>
              <text:p text:style-name="P1"><text:span text:style-name="T1">P</text:span></text:p>
            </draw:text-box>
          </draw:frame>
          <draw:line draw:style-name="gr4" draw:text-style-name="P3" draw:layer="layout" svg:x1="10.469cm" svg:y1="13.417cm" svg:x2="10.469cm" svg:y2="16.226cm">
            <text:p/>
          </draw:line>
          <draw:frame draw:name="DescriptionOOoTep" draw:style-name="gr5" draw:text-style-name="P4" draw:layer="layout" svg:width="0.008cm" svg:height="0.004cm" svg:x="9.303cm" svg:y="15.748cm">
            <draw:text-box>
              <text:p/>
            </draw:text-box>
            <svg:desc>@options;
  repereortho(14,174,30,1,1){ 0 , moyen , grisclair , num1 ,i};

@figure;
  A = point( 1.5 , 1.5 );
  B = point( 5.5 , 3.67 );
  sAB = segment( A , B );
  C = point( 2.6 , 1.9 )  { i };
  I = milieu( B , A )  { i };
  P = point( 3.5 , 5.27 );
  dIP = droite( I , P )  { rouge };

</svg:desc>
          </draw:frame>
          <draw:frame draw:style-name="gr6" draw:text-style-name="P2" draw:layer="layout" svg:width="0.223cm" svg:height="0.38cm" svg:x="11.61cm" svg:y="14.67cm">
            <draw:text-box>
              <text:p text:style-name="P1"><text:span text:style-name="T1">B</text:span></text:p>
            </draw:text-box>
          </draw:frame>
          <draw:custom-shape draw:style-name="gr7" draw:text-style-name="P5" draw:layer="layout" svg:width="0.202cm" svg:height="0.2cm" svg:x="9.836cm" svg:y="15.39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8" draw:text-style-name="P5" draw:layer="layout" svg:width="0.2cm" svg:height="0.2cm" svg:x="10.88cm" svg:y="14.823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line draw:style-name="gr9" draw:text-style-name="P6" draw:layer="layout" svg:x1="10.563cm" svg:y1="13.824cm" svg:x2="10.387cm" svg:y2="13.824cm">
            <text:p/>
          </draw:line>
          <draw:line draw:style-name="gr10" draw:text-style-name="P6" draw:layer="layout" svg:x1="9.307cm" svg:y1="15.728cm" svg:x2="9.4cm" svg:y2="15.893cm">
            <text:p/>
          </draw:line>
          <draw:line draw:style-name="gr11" draw:text-style-name="P6" draw:layer="layout" svg:x1="11.538cm" svg:y1="14.525cm" svg:x2="11.631cm" svg:y2="14.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4:49.861130485</meta:creation-date>
    <dc:date>2018-02-09T15:35:15.818321737</dc:date>
    <meta:editing-duration>PT26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